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81cm"/>
    </style:style>
    <style:style style:name="gr2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text-properties fo:font-size="11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1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7.366cm" svg:height="0.683cm" svg:x="0.02cm" svg:y="0.14cm">
            <draw:text-box>
              <text:p><text:span text:style-name="T1">Supported Width <text:s text:c="2"/>Maximum Height</text:span></text:p>
            </draw:text-box>
          </draw:frame>
          <draw:frame draw:style-name="gr1" draw:text-style-name="P3" draw:layer="layout" svg:width="3.683cm" svg:height="0.725cm" svg:x="0.02cm" svg:y="0.741cm">
            <draw:text-box>
              <text:p text:style-name="P2"><text:span text:style-name="T2">192</text:span></text:p>
            </draw:text-box>
          </draw:frame>
          <draw:frame draw:style-name="gr1" draw:text-style-name="P3" draw:layer="layout" svg:width="3.683cm" svg:height="0.725cm" svg:x="3.621cm" svg:y="0.742cm">
            <draw:text-box>
              <text:p text:style-name="P2"><text:span text:style-name="T2">1588</text:span></text:p>
            </draw:text-box>
          </draw:frame>
          <draw:frame draw:style-name="gr1" draw:text-style-name="P3" draw:layer="layout" svg:width="3.683cm" svg:height="0.725cm" svg:x="0.022cm" svg:y="1.343cm">
            <draw:text-box>
              <text:p text:style-name="P2"><text:span text:style-name="T2">192</text:span></text:p>
            </draw:text-box>
          </draw:frame>
          <draw:frame draw:style-name="gr1" draw:text-style-name="P3" draw:layer="layout" svg:width="3.683cm" svg:height="0.725cm" svg:x="0.023cm" svg:y="1.944cm">
            <draw:text-box>
              <text:p text:style-name="P2"><text:span text:style-name="T2">640</text:span></text:p>
            </draw:text-box>
          </draw:frame>
          <draw:frame draw:style-name="gr1" draw:text-style-name="P3" draw:layer="layout" svg:width="3.683cm" svg:height="0.725cm" svg:x="0.024cm" svg:y="2.545cm">
            <draw:text-box>
              <text:p text:style-name="P2"><text:span text:style-name="T2">1280</text:span></text:p>
            </draw:text-box>
          </draw:frame>
          <draw:frame draw:style-name="gr1" draw:text-style-name="P3" draw:layer="layout" svg:width="3.683cm" svg:height="0.725cm" svg:x="3.622cm" svg:y="1.343cm">
            <draw:text-box>
              <text:p text:style-name="P2"><text:span text:style-name="T2">1568</text:span></text:p>
            </draw:text-box>
          </draw:frame>
          <draw:frame draw:style-name="gr1" draw:text-style-name="P3" draw:layer="layout" svg:width="3.683cm" svg:height="0.725cm" svg:x="3.623cm" svg:y="1.944cm">
            <draw:text-box>
              <text:p text:style-name="P2"><text:span text:style-name="T2">1468</text:span></text:p>
            </draw:text-box>
          </draw:frame>
          <draw:frame draw:style-name="gr1" draw:text-style-name="P3" draw:layer="layout" svg:width="3.683cm" svg:height="0.725cm" svg:x="3.624cm" svg:y="2.545cm">
            <draw:text-box>
              <text:p text:style-name="P2"><text:span text:style-name="T2">960</text:span></text:p>
            </draw:text-box>
          </draw:frame>
          <draw:custom-shape draw:style-name="gr2" draw:text-style-name="P2" draw:layer="layout" svg:width="3.454cm" svg:height="3.023cm" svg:x="0.147cm" svg:y="0.16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429cm" svg:height="3.023cm" svg:x="3.601cm" svg:y="0.16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0.147cm" svg:y1="0.775cm" svg:x2="7.03cm" svg:y2="0.775cm">
            <text:p/>
          </draw:line>
          <draw:line draw:style-name="gr3" draw:text-style-name="P2" draw:layer="layout" svg:x1="0.149cm" svg:y1="1.376cm" svg:x2="7.032cm" svg:y2="1.376cm">
            <text:p/>
          </draw:line>
          <draw:line draw:style-name="gr3" draw:text-style-name="P2" draw:layer="layout" svg:x1="0.151cm" svg:y1="1.977cm" svg:x2="7.034cm" svg:y2="1.977cm">
            <text:p/>
          </draw:line>
          <draw:line draw:style-name="gr3" draw:text-style-name="P2" draw:layer="layout" svg:x1="0.153cm" svg:y1="2.578cm" svg:x2="7.036cm" svg:y2="2.57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="solid" draw:stroke-dash="Dashed_20__28_var_29_"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7.2cm" fo:page-height="3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3T09:21:18.604000000</meta:creation-date>
    <dc:date>2014-07-31T14:14:40</dc:date>
    <meta:editing-duration>PT2H17M4S</meta:editing-duration>
    <meta:editing-cycles>31</meta:editing-cycles>
    <meta:generator>LibreOffice/3.6$Linux_X86_64 LibreOffice_project/360m1$Build-2</meta:generator>
    <meta:document-statistic meta:object-count="16"/>
  </office:meta>
</office:document-meta>
</file>